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">
      <style:paragraph-properties fo:margin-top="0in" fo:margin-bottom="0in"/>
    </style:style>
    <style:style style:name="P18" style:family="paragraph" style:parent-style-name="Text_20_body" style:list-style-name="L2">
    </style:style>
    <style:style style:name="P19" style:family="paragraph" style:parent-style-name="Text_20_body" style:list-style-name="L3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638*"/>
    </style:style>
    <style:style style:name="Table1.B" style:family="table-column">
      <style:table-column-properties style:rel-column-width="11468*"/>
    </style:style>
    <style:style style:name="Table1.C" style:family="table-column">
      <style:table-column-properties style:rel-column-width="37682*"/>
    </style:style>
    <style:style style:name="Table1.D" style:family="table-column">
      <style:table-column-properties style:rel-column-width="14745*"/>
    </style:style>
    <style:style style:name="Table1.A1" style:family="table-cell">
      <style:table-cell-properties fo:border="none"/>
    </style:style>
  </office:automatic-styles>
  <office:body>
    <office:text>
      <text:h text:style-name="Title">Documentación del código Java</text:h>
      <text:p text:style-name="Author">Adolfo Sanz De Diego</text:p>
      <text:p text:style-name="Date">Junio de 2011</text:p>
      <text:h text:style-name="Heading_20_1" text:outline-level="1">El Javadoc</text:h>
      <text:p text:style-name="First_20_paragraph">Es una utilidad de para la generación de documentación de APIs en formato HTML.</text:p>
      <text:p text:style-name="Text_20_body">Es el estándar para documentar clases de Java.</text:p>
      <text:p text:style-name="Text_20_body">La mayoría de los IDEs los generan automáticamente.</text:p>
      <text:p text:style-name="Text_20_body"><text:a xlink:type="simple" xlink:href="http://download.oracle.com/javase/6/docs/api/" office:name=""><text:span text:style-name="Definition">http://download.oracle.com/javase/6/docs/api/</text:span></text:a></text:p>
      <text:p text:style-name="Text_20_body">Han de usarse etiquetas HTML o ciertas palabras reservadas precedidas por "@".</text:p>
      <text:p text:style-name="Text_20_body">Estas etiquetas se escriben al principio de cada clase, propiedad o método.</text:p>
      <text:p text:style-name="Text_20_body">Dentro de un comentario iniciado con /** y acabado con */.</text:p>
      <text:h text:style-name="Heading_20_1" text:outline-level="1">Etiquetas Javadoc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Ta</text:p>
          </table:table-cell>
          <table:table-cell table:style-name="Table1.A1" office:value-type="string">
            <text:p text:style-name="Table_20_Contents">g</text:p>
          </table:table-cell>
          <table:table-cell table:style-name="Table1.A1" office:value-type="string">
            <text:p text:style-name="Table_20_Contents">Descripción</text:p>
          </table:table-cell>
          <table:table-cell table:style-name="Table1.A1" office:value-type="string">
            <text:p text:style-name="Table_20_Contents">Uso</text:p>
          </table:table-cell>
        </table:table-row>
      </table:table>
      <text:p text:style-name="First_20_paragraph"><text:span text:style-name="T1">@author</text:span> Nombre del desarrollador. nombre_autor</text:p>
      <text:p text:style-name="Text_20_body"><text:span text:style-name="T2">@deprecated</text:span> Indica que no se recomienda su uso porque descripción puede desaparecer en versiones futuras.</text:p>
      <text:p text:style-name="Text_20_body"><text:span text:style-name="T3">@param</text:span> Definición de un parámetro de un método. nombre_parámetro descripción_parámetro</text:p>
      <text:p text:style-name="Text_20_body"><text:span text:style-name="T4">@return</text:span> Informa de lo que devuelve el método. descripción_retorno No usar en constructores o métodos "void".</text:p>
      <text:p text:style-name="Text_20_body"><text:span text:style-name="T5">@see</text:span> Enlace a otro método o clase. referencia (#método(); clase#método(); paquete.clase; paquete.clase#método())</text:p>
      <text:p text:style-name="Text_20_body"><text:span text:style-name="T6">@throws</text:span> Excepción lanzada por el método. nombre_clase_excepción descripción_excepción</text:p>
      <text:p text:style-name="Horizontal_20_Line"/>
      <text:h text:style-name="Heading_20_1" text:outline-level="1">Ejemplo</text:h>
      <text:p text:style-name="P1">/**</text:p>
      <text:p text:style-name="P2"><text:s text:c="1"/>* Retorna un "Hola + nombre".</text:p>
      <text:p text:style-name="P3"><text:s text:c="1"/>* Al ser el nombre obligatorio, si es nulo o vacío se lanzará una excepción.</text:p>
      <text:p text:style-name="P4"><text:s text:c="1"/>*</text:p>
      <text:p text:style-name="P5"><text:s text:c="1"/>* @author Adolfo Sanz De Diego (asanzdiego@gmail.com)</text:p>
      <text:p text:style-name="P6"><text:s text:c="1"/>* @param nombre El nombre que queremos retornar con un "Hola + nombre".</text:p>
      <text:p text:style-name="P7"><text:s text:c="1"/>* @return Retorna "Hola + nombre".</text:p>
      <text:p text:style-name="P8"><text:s text:c="1"/>* @throws IllegalArgumentException Si nombre es null, está vacío o contiene solo espacios.</text:p>
      <text:p text:style-name="P9"><text:s text:c="1"/>*/</text:p>
      <text:p text:style-name="P10">public String retornaHolaNombre(final String nombre) throws IllegalArgumentException {</text:p>
      <text:p text:style-name="P11"><text:s text:c="2"/>if (nombre == null || nombre.trim().equals("")) {</text:p>
      <text:p text:style-name="P12"><text:s text:c="5"/>throw new Exception ("El nombre no puede ser nulo o vacío");</text:p>
      <text:p text:style-name="P13"><text:s text:c="2"/>} else {</text:p>
      <text:p text:style-name="P14"><text:s text:c="5"/>this.titulo = titulo;</text:p>
      <text:p text:style-name="P15"><text:s text:c="2"/>}</text:p>
      <text:p text:style-name="P16">}</text:p>
      <text:h text:style-name="Heading_20_1" text:outline-level="1">Diagramas UML automáticos</text:h>
      <text:p text:style-name="First_20_paragraph"><text:span text:style-name="T7">GraphViz</text:span></text:p>
      <text:list text:style-name="L1">
        <text:list-item>
          <text:p text:style-name="P17">Librería de software libre y multiplataforma para creación de <text:span text:style-name="T8">gráficos</text:span> a partir de textos simples.</text:p>
        </text:list-item>
      </text:list>
      <text:p text:style-name="First_20_paragraph"><text:span text:style-name="T9">UMLGraph</text:span></text:p>
      <text:list text:style-name="L2">
        <text:list-item>
          <text:p text:style-name="P18">Permite la definición declarativa de <text:span text:style-name="T10">diagramas</text:span><text:span text:style-name="T11"> </text:span><text:span text:style-name="T12">UML</text:span><text:span text:style-name="T13"> </text:span><text:span text:style-name="T14">de</text:span><text:span text:style-name="T15"> </text:span><text:span text:style-name="T16">clases</text:span><text:span text:style-name="T17"> </text:span><text:span text:style-name="T18">y</text:span><text:span text:style-name="T19"> </text:span><text:span text:style-name="T20">de</text:span><text:span text:style-name="T21"> </text:span><text:span text:style-name="T22">secuencia</text:span>.</text:p>
        </text:list-item>
        <text:list-item>
          <text:p text:style-name="P18">Se puede integrar con Javadoc.</text:p>
        </text:list-item>
        <text:list-item>
          <text:p text:style-name="P18">Dos proyectos interesantes basados en UMLGraph:</text:p>
          <text:list text:style-name="L3">
            <text:list-item>
              <text:p text:style-name="P19"><text:span text:style-name="T23">DotUML</text:span> que integra UMLGraph en <text:span text:style-name="T24">Maven</text:span>.</text:p>
            </text:list-item>
            <text:list-item>
              <text:p text:style-name="P19"><text:span text:style-name="T25">LightUML</text:span> que integra UMLGraph en <text:span text:style-name="T26">Eclipse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ación del código Java</dc:title>
  </office:meta>
</office:document-meta>
</file>